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Standard">
      <style:text-properties officeooo:paragraph-rsid="10589da9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Footnote">
      <style:text-properties officeooo:paragraph-rsid="107b5934"/>
    </style:style>
    <style:style style:name="P85" style:family="paragraph" style:parent-style-name="Footnote">
      <style:text-properties officeooo:paragraph-rsid="108b0ed7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d6741" fo:background-color="transparent" loext:char-shading-value="0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Mono" fo:font-size="8pt" fo:language="en" fo:country="GB" style:text-underline-style="none" officeooo:rsid="0fed6741" fo:background-color="transparent" loext:char-shading-value="0" style:font-size-asian="8pt" style:font-size-complex="8pt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officeooo:rsid="0efd8e5c"/>
    </style:style>
    <style:style style:name="T234" style:family="text">
      <style:text-properties officeooo:rsid="04473353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officeooo:rsid="04473353" style:font-size-asian="10pt" style:font-size-complex="10pt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7" style:family="text">
      <style:text-properties officeooo:rsid="0f0ca65a"/>
    </style:style>
    <style:style style:name="T248" style:family="text">
      <style:text-properties officeooo:rsid="1031b2ca"/>
    </style:style>
    <style:style style:name="T249" style:family="text">
      <style:text-properties officeooo:rsid="0aace3cd"/>
    </style:style>
    <style:style style:name="T250" style:family="text">
      <style:text-properties officeooo:rsid="0f95a7a0"/>
    </style:style>
    <style:style style:name="T251" style:family="text">
      <style:text-properties officeooo:rsid="0f8f58bd"/>
    </style:style>
    <style:style style:name="T252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50">LTS</text:span><text:span text:style-name="T148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T195"><text:s/></text:span><text:span text:style-name="T197">LTS</text:span><text:span text:style-name="Strong_20_Emphasis"><text:span text:style-name="T175"> </text:span></text:span><text:span text:style-name="T196"><text:user-field-get text:name="Edition">Server</text:user-field-get></text:span><text:span text:style-name="T201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04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49"> </text:span><text:span text:style-name="T149"><text:user-field-get text:name="Edition">Server</text:user-field-get></text:span><text:span text:style-name="T200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7">ONDERSTREEPTE</text:span></text:span><text:span text:style-name="T1"> </text:span><text:span text:style-name="T12">woorden</text:span><text:span text:style-name="T11"> het</text:span><text:span text:style-name="Strong_20_Emphasis"><text:span text:style-name="T246"> </text:span></text:span><text:span text:style-name="Strong_20_Emphasis"><text:span text:style-name="T245">tekstvak</text:span></text:span><text:span text:style-name="T12"> </text:span><text:span text:style-name="T13">in,</text:span><text:span text:style-name="T12"> </text:span><text:span text:style-name="T202">zie </text:span><text:span text:style-name="T233">[</text:span><text:span text:style-name="T202">toelichting</text:span><text:span text:style-name="T233">]</text:span><text:span text:style-name="T12">:</text:span></text:p>
      <text:p text:style-name="P23"><text:span text:style-name="Definition"><text:span text:style-name="T204">g</text:span></text:span><text:span text:style-name="Definition"><text:span text:style-name="T203">ebruiker</text:span></text:span><text:span text:style-name="T209"><text:tab/><text:tab/></text:span><text:span text:style-name="T232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10"><text:tab/></text:span><text:span text:style-name="T211">[</text:span><text:span text:style-name="T205">volledige naam, bijv. </text:span><text:span text:style-name="T229">J</text:span><text:span text:style-name="T230">a</text:span><text:span text:style-name="T229">n </text:span><text:span text:style-name="T230">Jansen</text:span><text:span text:style-name="T231">]</text:span></text:p>
      <text:p text:style-name="Standard"><text:span text:style-name="Definition"><text:span text:style-name="T204">g</text:span></text:span><text:span text:style-name="Definition">ebruikersnaam</text:span><text:span text:style-name="T203"><text:tab/></text:span><text:span text:style-name="T203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203"><text:tab/></text:span><text:span text:style-name="T5">[</text:span><text:span text:style-name="T4">korte naam, bijv. </text:span><text:span text:style-name="T164">j</text:span><text:span text:style-name="T165">a</text:span><text:span text:style-name="T164">n</text:span><text:span text:style-name="T166">]</text:span></text:p>
      <text:p text:style-name="P21"><text:span text:style-name="Definition"><text:span text:style-name="T248">serv</text:span></text:span><text:span text:style-name="Definition">ernaam</text:span><text:span text:style-name="T212"><text:tab/><text:tab/><text:tab/></text:span><text:span text:style-name="T210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10"><text:tab/></text:span><text:span text:style-name="T217">[</text:span><text:span text:style-name="T213">naam van de </text:span><text:span text:style-name="T219">server</text:span><text:span text:style-name="T214">, </text:span><text:span text:style-name="T215">bijv. </text:span><text:span text:style-name="T218">sv</text:span><text:span text:style-name="T216">02</text:span><text:span text:style-name="T217">]</text:span></text:p>
      <text:p text:style-name="P22"><text:span text:style-name="Definition"><text:span text:style-name="T222">g</text:span></text:span><text:span text:style-name="Definition"><text:span text:style-name="T221">ebruiker</text:span></text:span><text:span text:style-name="T220"><text:tab/><text:tab/></text:span><text:span text:style-name="T232"> <text:tab/><text:tab/></text:span><text:span text:style-name="T210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10"><text:tab/></text:span><text:span text:style-name="T211">[</text:span><text:span text:style-name="T205">volledige naam </text:span><text:span text:style-name="T206">evt. </text:span><text:span text:style-name="T208">extra </text:span><text:span text:style-name="T206">gebruiker</text:span><text:span text:style-name="T207">]</text:span></text:p>
      <text:p text:style-name="P53"><text:span text:style-name="Definition"><text:span text:style-name="T222">g</text:span></text:span><text:span text:style-name="Definition"><text:span text:style-name="T221">ebruikersnaam</text:span></text:span><text:span text:style-name="T221"><text:tab/></text:span><text:span text:style-name="T203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203"><text:tab/></text:span><text:span text:style-name="T224">[</text:span><text:span text:style-name="T223">korte naam</text:span><text:span text:style-name="T225"> </text:span><text:span text:style-name="T226">evt. </text:span><text:span text:style-name="T228">extra </text:span><text:span text:style-name="T226">gebruiker</text:span><text:span text:style-name="T227">]</text:span></text:p>
      <text:p text:style-name="P24"><text:span text:style-name="T151">Vervang </text:span><text:span text:style-name="T154">de</text:span><text:span text:style-name="T151"> </text:span><text:span text:style-name="Definition"><text:span text:style-name="T16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38"> </text:span></text:span><text:span text:style-name="Strong_20_Emphasis"><text:span text:style-name="T51">tekstvak</text:span></text:span><text:span text:style-name="T151">.</text:span></text:p>
      <text:p text:style-name="P28"/>
      <text:p text:style-name="P28"/>
      <text:p text:style-name="P26"><text:span text:style-name="T162">Nieuwe installatie?</text:span><text:span text:style-name="T153"><text:tab/></text:span><text:span text:style-name="T158"></text:span><text:span text:style-name="T160"><text:tab/></text:span><text:span text:style-name="T159">B</text:span><text:span text:style-name="T153">egin bij hoofdstuk </text:span><text:span text:style-name="T162"><text:bookmark-ref text:reference-format="page" text:ref-name="__RefNumPara__4009_1271708128">2</text:bookmark-ref></text:span><text:span text:style-name="T162"><text:s text:c="2"/></text:span><text:span text:style-name="T163"><text:bookmark-ref text:reference-format="text" text:ref-name="__RefNumPara__4009_1271708128">Installatie uitvoeren</text:bookmark-ref></text:span><text:span text:style-name="T157">.</text:span></text:p>
      <text:p text:style-name="P25"><text:span text:style-name="Strong_20_Emphasis"><text:span text:style-name="T161"/></text:span></text:p>
      <text:p text:style-name="P25"><text:span text:style-name="Strong_20_Emphasis"><text:span text:style-name="T161"/></text:span></text:p>
      <text:list xml:id="list2458022460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7">E</text:span><text:span text:style-name="T128">v</text:span><text:span text:style-name="T129">en</text:span><text:span text:style-name="T131">t</text:span><text:span text:style-name="T132">uele </text:span><text:span text:style-name="T133">extra </text:span><text:span text:style-name="Definition"><text:span text:style-name="T236">gebruiker</text:span></text:span><text:span text:style-name="T133">s aanmelden </text:span><text:span text:style-name="T134">en dezelfde stappen uitvoeren</text:span><text:span text:style-name="T130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2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7">wget karelzimmer.nl/</text:span></text:span><text:span text:style-name="User_20_Entry"><text:span text:style-name="T138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9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32906822079925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76">Start de computer op vanaf</text:span><text:span text:style-name="T176"><text:note text:id="ftn4" text:note-class="footnote"><text:note-citation>1</text:note-citation><text:note-body><text:p text:style-name="P85"><text:span text:style-name="T120">B</text:span><text:span text:style-name="T121">ootmenu/</text:span><text:span text:style-name="T120">S</text:span><text:span text:style-name="T121">etup</text:span><text:span text:style-name="T119"> via </text:span><text:span text:style-name="T117">é</text:span><text:span text:style-name="T118">é</text:span><text:span text:style-name="T120">n van de </text:span><text:span text:style-name="Definition"><text:span text:style-name="T122">Veelgebruikte toetsen:</text:span></text:span><text:span text:style-name="Definition"><text:span text:style-name="T123"> </text:span></text:span><text:span text:style-name="User_20_Entry"><text:span text:style-name="T141">Esc</text:span></text:span><text:span text:style-name="User_20_Entry"><text:span text:style-name="T142">,</text:span></text:span><text:span text:style-name="Definition"><text:span text:style-name="T123"> </text:span></text:span><text:span text:style-name="User_20_Entry"><text:span text:style-name="T141">Delete</text:span></text:span><text:span text:style-name="User_20_Entry"><text:span text:style-name="T143">,</text:span></text:span><text:span text:style-name="Definition"><text:span text:style-name="T123"> </text:span></text:span><text:span text:style-name="User_20_Entry"><text:span text:style-name="T141">F1</text:span></text:span><text:span text:style-name="User_20_Entry"><text:span text:style-name="T143">,</text:span></text:span><text:span text:style-name="Definition"><text:span text:style-name="T123"> </text:span></text:span><text:span text:style-name="User_20_Entry"><text:span text:style-name="T141">F2</text:span></text:span><text:span text:style-name="User_20_Entry"><text:span text:style-name="T143">,</text:span></text:span><text:span text:style-name="Definition"><text:span text:style-name="T123"> </text:span></text:span><text:span text:style-name="User_20_Entry"><text:span text:style-name="T141">F9</text:span></text:span><text:span text:style-name="User_20_Entry"><text:span text:style-name="T143">,</text:span></text:span><text:span text:style-name="Definition"><text:span text:style-name="T123"> </text:span></text:span><text:span text:style-name="User_20_Entry"><text:span text:style-name="T141">F10</text:span></text:span><text:span text:style-name="User_20_Entry"><text:span text:style-name="T143">,</text:span></text:span><text:span text:style-name="Definition"><text:span text:style-name="T123"> </text:span></text:span><text:span text:style-name="User_20_Entry"><text:span text:style-name="T141">F11</text:span></text:span><text:span text:style-name="User_20_Entry"><text:span text:style-name="T143">,</text:span></text:span><text:span text:style-name="Definition"><text:span text:style-name="T123"> </text:span></text:span><text:span text:style-name="Definition"><text:span text:style-name="T125">o</text:span></text:span><text:span text:style-name="Definition"><text:span text:style-name="T126">R</text:span></text:span><text:span text:style-name="Definition"><text:span text:style-name="T123"> </text:span></text:span><text:span text:style-name="User_20_Entry"><text:span text:style-name="T141">F12</text:span></text:span><text:span text:style-name="User_20_Entry"><text:span text:style-name="T143">.</text:span></text:span></text:p></text:note-body></text:note></text:span><text:span text:style-name="T176"> </text:span><text:span text:style-name="T177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3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Strong_20_Emphasis"><text:span text:style-name="T172">Live</text:span></text:span><text:span text:style-name="T83"><text:note text:id="ftn5" text:note-class="footnote"><text:note-citation>2</text:note-citation><text:note-body><text:p text:style-name="P20"><text:span text:style-name="T234">Vanaf een </text:span><text:span text:style-name="T250">L</text:span><text:span text:style-name="T234">ive </text:span><text:span text:style-name="T251">USB</text:span><text:span text:style-name="T249">-stick</text:span><text:span text:style-name="T252"> </text:span><text:span text:style-name="T234">kunt u opstarten en </text:span><text:span text:style-name="T237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4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4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4"><text:span text:style-name="Strong_20_Emphasis"><text:span text:style-name="T105">Maak een opstartbare USB-stick</text:span></text:span><text:span text:style-name="Strong_20_Emphasis"><text:span text:style-name="T100">:<text:line-break/></text:span></text:span><text:span text:style-name="Strong_20_Emphasis"><text:span text:style-name="T97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16"> </text:span></text:span><text:span text:style-name="Strong_20_Emphasis"><text:span text:style-name="T136">cd</text:span></text:span><text:span text:style-name="Strong_20_Emphasis"><text:span text:style-name="T135">-beeldbestand</text:span></text:span><text:span text:style-name="Strong_20_Emphasis"><text:span text:style-name="T91"> </text:span></text:span><text:span text:style-name="Strong_20_Emphasis"><text:span text:style-name="T98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" text:style-name="Internet_20_link" text:visited-style-name="Visited_20_Internet_20_Link"><text:span text:style-name="Strong_20_Emphasis"><text:span text:style-name="T238">debian.org</text:span></text:span></text:a><text:span text:style-name="Strong_20_Emphasis"><text:span text:style-name="T96">, </text:span></text:span><text:span text:style-name="Strong_20_Emphasis"><text:span text:style-name="T99">klik </text:span></text:span><text:span text:style-name="Strong_20_Emphasis"><text:span text:style-name="T102">achtereenvolgens op </text:span></text:span><text:span text:style-name="Strong_20_Emphasis"><text:span text:style-name="T108">Other downloads</text:span></text:span><text:span text:style-name="Strong_20_Emphasis"><text:span text:style-name="T102"> (onder Download) &gt; </text:span></text:span><text:span text:style-name="Strong_20_Emphasis"><text:span text:style-name="T108">Other live ISO</text:span></text:span><text:span text:style-name="Strong_20_Emphasis"><text:span text:style-name="T102"> (onder Try </text:span></text:span><text:span text:style-name="Strong_20_Emphasis"><text:span text:style-name="T102"><text:user-field-get text:name="Distro">Debian</text:user-field-get></text:span></text:span><text:span text:style-name="Strong_20_Emphasis"><text:span text:style-name="T102"><text:s/></text:span></text:span><text:span text:style-name="Strong_20_Emphasis"><text:span text:style-name="T103">live before installing) &gt; <text:line-break/></text:span></text:span><text:span text:style-name="Strong_20_Emphasis"><text:span text:style-name="T107">debian-live-</text:span></text:span><text:span text:style-name="Strong_20_Emphasis"><text:span text:style-name="T107"><text:user-field-get text:name="Version">12</text:user-field-get></text:span></text:span><text:span text:style-name="Strong_20_Emphasis"><text:span text:style-name="T107">...-amd64-standard.iso</text:span></text:span><text:span text:style-name="Strong_20_Emphasis"><text:span text:style-name="T103">.</text:span></text:span><text:span text:style-name="Strong_20_Emphasis"><text:span text:style-name="T91"><text:line-break/></text:span></text:span><text:span text:style-name="Strong_20_Emphasis"><text:span text:style-name="T101">De volgende stappen staan beschreven in </text:span></text:span><text:span text:style-name="Strong_20_Emphasis"><text:span text:style-name="T106">Linux informatie</text:span></text:span><text:span text:style-name="Strong_20_Emphasis"><text:span text:style-name="T101">, te vinden op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101">, onder </text:span></text:span><text:span text:style-name="Strong_20_Emphasis"><text:span text:style-name="T106">Linux</text:span></text:span><text:span text:style-name="Strong_20_Emphasis"><text:span text:style-name="T101">.</text:span></text:span></text:p></text:note-body></text:note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3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8">Stel geen </text:span><text:span text:style-name="T199">Root</text:span><text:span text:style-name="T198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32905845612616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2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7">wget karelzimmer.nl/</text:span></text:span><text:span text:style-name="User_20_Entry"><text:span text:style-name="T138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9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32907308008576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09">v</text:span></text:span><text:span text:style-name="User_20_Entry"><text:span text:style-name="T110">en</text:span></text:span><text:span text:style-name="User_20_Entry"><text:span text:style-name="T112">t</text:span></text:span><text:span text:style-name="User_20_Entry"><text:span text:style-name="T113">uele </text:span></text:span><text:span text:style-name="User_20_Entry"><text:span text:style-name="T114">extra </text:span></text:span><text:span text:style-name="Definition"><text:span text:style-name="T236">gebruiker</text:span></text:span><text:span text:style-name="User_20_Entry"><text:span text:style-name="T114">s aanmelden </text:span></text:span><text:span text:style-name="User_20_Entry"><text:span text:style-name="T115">en dezelfde stappen uitvoeren</text:span></text:span><text:span text:style-name="User_20_Entry"><text:span text:style-name="T111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4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T167">is voltooid.</text:span></text:p>
      <text:p text:style-name="P33"/>
      <text:p text:style-name="P27"><text:span text:style-name="Emphasis"><text:span text:style-name="T24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3">CC0 1.0 Universeel</text:span></text:span></text:a><text:span text:style-name="Emphasis"><text:span text:style-name="T240">,</text:span></text:span><text:span text:style-name="Emphasis"><text:span text:style-name="T242"> </text:span></text:span><text:span text:style-name="Strong_20_Emphasis"><text:span text:style-name="T42"><text:user-field-get text:name="Releaseyear">2023</text:user-field-get></text:span></text:span><text:span text:style-name="Emphasis"><text:span text:style-name="T24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1-10T13:29:05.011027366">10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29:04.816072433</dc:date>
    <meta:keyword>Installatie</meta:keyword>
    <meta:keyword>Checklist</meta:keyword>
    <meta:keyword>Linux</meta:keyword>
    <meta:editing-cycles>6941</meta:editing-cycles>
    <meta:editing-duration>P12DT8H4M44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14" meta:non-whitespace-character-count="2618"/>
    <meta:user-defined meta:name="Info 1"/>
    <meta:user-defined meta:name="Info 2"/>
    <meta:user-defined meta:name="Info 3"/>
    <meta:user-defined meta:name="Info 4"/>
  </office:meta>
</office:document-meta>
</file>